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0637" officeooo:paragraph-rsid="001e0637" style:font-weight-asian="bold" style:font-weight-complex="bold"/>
    </style:style>
    <style:style style:name="P2" style:family="paragraph" style:parent-style-name="Standard">
      <style:text-properties fo:font-style="normal" fo:font-weight="bold" officeooo:rsid="001e0637" officeooo:paragraph-rsid="001e0637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italic" fo:font-weight="normal" officeooo:rsid="001e0637" officeooo:paragraph-rsid="001e0637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fo:font-weight="bold" officeooo:rsid="001e0637" officeooo:paragraph-rsid="001e0637" style:font-style-asian="italic" style:font-weight-asian="bold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_EMP.sql</text:p>
      <text:p text:style-name="P1"><text:span text:style-name="T2"/></text:p>
      <text:p text:style-name="P1"><text:span text:style-name="T2">CREATE TABLE EMP</text:span></text:p>
      <text:p text:style-name="P1"><text:span text:style-name="T2"><text:tab/>( EMPNO NUMBER NOT NULL ENABLE,</text:span></text:p>
      <text:p text:style-name="P1"><text:span text:style-name="T2"><text:tab/> <text:s/>FNAME VARCHAR2(15),</text:span></text:p>
      <text:p text:style-name="P1"><text:span text:style-name="T2"><text:tab/> <text:s/>LNAME VARCHAR2(25), </text:span></text:p>
      <text:p text:style-name="P1"><text:span text:style-name="T2"><text:s text:c="10"/>ADDRESS VARCHAR2(45), </text:span></text:p>
      <text:p text:style-name="P1"><text:span text:style-name="T2"><text:tab/> <text:s/>SEX VARCHAR2(1),</text:span></text:p>
      <text:p text:style-name="P1"><text:span text:style-name="T2"><text:tab/> <text:s/>SALARY NUMBER(6),</text:span></text:p>
      <text:p text:style-name="P1"><text:span text:style-name="T2"><text:s/><text:tab/> <text:s/>POSITION VARCHAR2(15),</text:span></text:p>
      <text:p text:style-name="P1"><text:span text:style-name="T2"><text:tab/> <text:s/>DEPTNO VARCHAR2(2)</text:span></text:p>
      <text:p text:style-name="P1"><text:span text:style-name="T2"><text:tab/>); </text:span></text:p>
      <text:p text:style-name="P2"/>
      <text:p text:style-name="P2">CREATE _DEPT.sql </text:p>
      <text:p text:style-name="P2"/>
      <text:p text:style-name="P3">CREATE TABLE DEPT</text:p>
      <text:p text:style-name="P3"><text:tab/>( DEPTNO NUMBER NOT NULL ENABLE,</text:p>
      <text:p text:style-name="P3"><text:tab/> <text:s/>DEPTNAME VARCHAR2(15),</text:p>
      <text:p text:style-name="P3"><text:tab/> <text:s/>MGR NUMBER(4)</text:p>
      <text:p text:style-name="P3"><text:tab/>);</text:p>
      <text:p text:style-name="P4"><text:span text:style-name="T3"/></text:p>
      <text:p text:style-name="P4"><text:span text:style-name="T3">CREATE_PROIJ.sql</text:span></text:p>
      <text:p text:style-name="P4"><text:span text:style-name="T2"/></text:p>
      <text:p text:style-name="P4"><text:span text:style-name="T1">CREATE TABLE PROJ</text:span></text:p>
      <text:p text:style-name="P4"><text:span text:style-name="T1"><text:tab/>( PROJNUMBER NUMBER,</text:span></text:p>
      <text:p text:style-name="P4"><text:span text:style-name="T1"><text:tab/> <text:s/>PROJNAME VARCHAR(20),</text:span></text:p>
      <text:p text:style-name="P4"><text:span text:style-name="T1"><text:tab/> <text:s/>DEPTNUM NUMBER(2)</text:span></text:p>
      <text:p text:style-name="P4"><text:span text:style-name="T1"><text:tab/>);</text:span></text:p>
      <text:p text:style-name="P4"><text:span text:style-name="T4"/></text:p>
      <text:p text:style-name="P4"><text:span text:style-name="T3">CREATE_EMP_PROJ.sql</text:span></text:p>
      <text:p text:style-name="P3"/>
      <text:p text:style-name="P3">CREATE TABLE EMP_PROJ</text:p>
      <text:p text:style-name="P3"><text:tab/>( EMPNO NUMBER(4),</text:p>
      <text:p text:style-name="P3"><text:tab/> <text:s/>PROJNO NUMBER(3),</text:p>
      <text:p text:style-name="P3"><text:tab/> <text:s/>HOURS_WORKED NUMBER(1)</text:p>
      <text:p text:style-name="P3"><text:tab/>)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8:09:11.559336170</meta:creation-date>
    <dc:date>2019-02-05T18:11:04.842266908</dc:date>
    <meta:editing-duration>PT1M53S</meta:editing-duration>
    <meta:editing-cycles>1</meta:editing-cycles>
    <meta:document-statistic meta:table-count="0" meta:image-count="0" meta:object-count="0" meta:page-count="1" meta:paragraph-count="29" meta:word-count="65" meta:character-count="549" meta:non-whitespace-character-count="453"/>
    <meta:generator>LibreOffice/6.0.6.2$Linux_X86_64 LibreOffice_project/00$Build-2</meta:generator>
  </office:meta>
</office:document-meta>
</file>